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RI SEGOVIA, MARC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54381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576816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RI SEGOVIA, MARC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54381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5 768 16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9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9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10/2021</text:p>
          </table:table-cell>
          <table:table-cell table:style-name="Tabla2.A3" office:value-type="string">
            <text:p text:style-name="P22">1260083</text:p>
          </table:table-cell>
          <table:table-cell table:style-name="Tabla2.D3" office:value-type="string">
            <text:p text:style-name="P23">29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6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6T23:31:4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